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Header">
      <style:text-properties officeooo:rsid="001b649a" officeooo:paragraph-rsid="001b649a"/>
    </style:style>
    <style:style style:name="P2" style:family="paragraph" style:parent-style-name="Text_20_body">
      <style:text-properties officeooo:rsid="001d7a4f" officeooo:paragraph-rsid="001d7a4f"/>
    </style:style>
    <style:style style:name="P3" style:family="paragraph" style:parent-style-name="Text_20_body">
      <style:text-properties officeooo:rsid="001d7a4f" officeooo:paragraph-rsid="0020107a"/>
    </style:style>
    <style:style style:name="P4" style:family="paragraph" style:parent-style-name="Text_20_body">
      <style:text-properties officeooo:rsid="001d7a4f" officeooo:paragraph-rsid="00221082"/>
    </style:style>
    <style:style style:name="P5" style:family="paragraph" style:parent-style-name="Text_20_body" style:list-style-name="L1">
      <style:text-properties officeooo:rsid="001dc50d" officeooo:paragraph-rsid="001dc50d"/>
    </style:style>
    <style:style style:name="T1" style:family="text">
      <style:text-properties style:font-name="Courier"/>
    </style:style>
    <style:style style:name="T2" style:family="text">
      <style:text-properties style:font-name="Courier" officeooo:rsid="0021ea1c"/>
    </style:style>
    <style:style style:name="T3" style:family="text">
      <style:text-properties officeooo:rsid="0020107a"/>
    </style:style>
    <style:style style:name="T4" style:family="text">
      <style:text-properties officeooo:rsid="0021ea1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Machine Learning</text:p>
      <text:p text:style-name="Subtitle">Practical work 03 – Unsupervised Learning</text:p>
      <text:p text:style-name="Text_20_body"/>
      <text:h text:style-name="Heading_20_1" text:outline-level="1">Feature extraction methods</text:h>
      <text:h text:style-name="Heading_20_2" text:outline-level="2">extract_histogram</text:h>
      <text:p text:style-name="P2">D’après le code source du fichier <text:span text:style-name="T1">WangImageUtilities.py</text:span>, cette méthode d’extraction extrait les histogrammes en nuance de gris de chaque image. Elle utilise pour ce faire la méthode <text:span text:style-name="T1">rgb2grey</text:span> du module <text:span text:style-name="T1">color</text:span> de la librairie <text:span text:style-name="T1">skimage</text:span>, qui calcule la luminance d’une image.</text:p>
      <text:h text:style-name="Heading_20_2" text:outline-level="2">extract_color_histogram</text:h>
      <text:p text:style-name="P3">D’après le code source du fichier <text:span text:style-name="T1">WangImageUtilities.py</text:span>, cette méthode d’extraction extrait <text:span text:style-name="T3">les histogrammes de chaque couche de couleur de chaque image. On a donc cette fois un histogramme pour chaque couche et pas simplement un histogramme de nuance de gris.</text:span></text:p>
      <text:h text:style-name="Heading_20_2" text:outline-level="2">extract_hue_histogram</text:h>
      <text:p text:style-name="P4">D’après le code source du fichier <text:span text:style-name="T1">WangImageUtilities.py</text:span>, cette méthode d’extraction extrait <text:span text:style-name="T4">l’histogramme HUE (en prenant la première dimension de la méthode </text:span><text:span text:style-name="T2">rgb2hsv</text:span><text:span text:style-name="T4">). Cette méthode se concentre donc sur la teinte des images.</text:span></text:p>
      <text:h text:style-name="Heading_20_3" text:outline-level="3">Sources : </text:h>
      <text:list xml:id="list1989515293" text:style-name="L1">
        <text:list-item>
          <text:p text:style-name="P5"><text:a xlink:type="simple" xlink:href="http://scikit-image.org/docs/stable/api/skimage.color.html#skimage.color.rgb2grey" text:style-name="Internet_20_link" text:visited-style-name="Visited_20_Internet_20_Link">http://scikit-image.org/docs/stable/api/skimage.color.html#skimage.color.rgb2grey</text:a></text:p>
        </text:list-item>
      </text:list>
      <text:h text:style-name="Heading_20_1" text:outline-level="1">Experiment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inherit" svg:font-family="inherit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" svg:font-family="Courier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b649a" officeooo:paragraph-rsid="001b649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Kirushnapillai Sathiya &amp; Monteverde Mathieu<text:tab/><text:tab/>23 mai 2018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3T09:52:34.645999000</meta:creation-date>
    <meta:generator>LibreOffice/5.3.6.1$MacOSX_X86_64 LibreOffice_project/686f202eff87ef707079aeb7f485847613344eb7</meta:generator>
    <dc:date>2018-05-23T11:46:27.421403000</dc:date>
    <meta:editing-duration>PT1H33M11S</meta:editing-duration>
    <meta:editing-cycles>10</meta:editing-cycles>
    <meta:document-statistic meta:table-count="0" meta:image-count="0" meta:object-count="0" meta:page-count="1" meta:paragraph-count="13" meta:word-count="139" meta:character-count="1057" meta:non-whitespace-character-count="929"/>
  </office:meta>
</office:document-meta>
</file>